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>
      <style:paragraph-properties fo:text-align="start"/>
      <style:text-properties style:text-line-through-style="none" style:font-name="Liberation Sans" fo:font-size="11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bank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account number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ank cod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ank name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ccount holder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Bankverbindung</text:p>
      <text:p text:style-name="P4"/>
      <text:p text:style-name="P2"/>
      <text:p text:style-name="P3">Um eingegangene <text:span text:style-name="T1">Beträge auszuzahlen</text:span> und um die <text:span text:style-name="T1">Mitgliedsbeiträge einzuziehen</text:span>, benötigen wir von Ihnen eine Bankverbindung.</text:p>
      <text:p text:style-name="P3"/>
      <text:p text:style-name="P3">Die Bankdaten werden von uns selbstverständlich vertraulich behandelt und nicht weitergegeben. Die Daten werden nicht in unserer Online-Datenbank gespeichert, sondern nur im Abrechnungssystem und sind daher selbst bei einem Einbruch in unser System sicher.</text:p>
      <text:p text:style-name="P5"/>
      <text:p text:style-name="Standard"/>
      <text:p text:style-name="Standard"/>
      <text:p text:style-name="Standard"><text:tab/>KontoinhalberIn:<text:tab/><text:tab/><text:tab/><draw:control text:anchor-type="as-char" svg:y="-0.3in" draw:z-index="3" draw:style-name="gr2" draw:text-style-name="P6" svg:width="3.8024in" svg:height="0.3004in" draw:control="control4"/></text:p>
      <text:p text:style-name="Standard"/>
      <text:p text:style-name="Standard"><text:tab/>Name der Bank:<text:tab/><text:tab/><text:tab/><draw:control text:anchor-type="as-char" draw:z-index="2" draw:style-name="gr1" draw:text-style-name="P6" svg:width="3.8024in" svg:height="0.3004in" draw:control="control3"/></text:p>
      <text:p text:style-name="Standard"/>
      <text:p text:style-name="Standard"><text:tab/>Kontonummer:<text:tab/><text:tab/><text:tab/><draw:control text:anchor-type="as-char" draw:z-index="0" draw:style-name="gr1" draw:text-style-name="P6" svg:width="3.8024in" svg:height="0.3004in" draw:control="control1"/></text:p>
      <text:p text:style-name="Standard"/>
      <text:p text:style-name="Standard"><text:tab/>Bankleitzahl<text:tab/><text:tab/><text:tab/><text:tab/><draw:control text:anchor-type="as-char" draw:z-index="1" draw:style-name="gr1" draw:text-style-name="P6" svg:width="3.8024in" svg:height="0.3004in" draw:control="control2"/></text:p>
      <text:p text:style-name="Standard"/>
      <text:p text:style-name="Standard"/>
      <text:p text:style-name="Standard"/>
      <text:p text:style-name="Standard">Sie willigen mit ihrer Unterschrift ein, dass die C3S automatisiert Beiträge von dem oben angegebenen Konto einzieht. </text:p>
      <text:p text:style-name="Standard"/>
      <text:p text:style-name="Standard"/>
      <text:p text:style-name="Standard"/>
      <text:p text:style-name="Standard"/>
      <text:p text:style-name="Standard"><text:tab/>Unterschrift <text:tab/><text:tab/><text:tab/><text:tab/>___________________________________________</text:p>
      <text:p text:style-name="Standard"/>
      <text:p text:style-name="Standard"/>
      <text:p text:style-name="Standard"/>
      <text:p text:style-name="Standard">Dieses Formular muss ausgefüllt (Druckbuchstaben; am liebsten per Computer!) und an uns zurückgesandt werden, damit ihr Account vollständig aktiviert werden kann.</text:p>
      <text:p text:style-name="Standard"/>
      <text:p text:style-name="Standard">Per Post: <text:tab/>Creative Commons Collecting Society</text:p>
      <text:p text:style-name="Standard"><text:tab/><text:tab/>Eine Addresse 1</text:p>
      <text:p text:style-name="Standard"><text:tab/><text:tab/>12345 Musterstadt</text:p>
      <text:p text:style-name="Standard"/>
      <text:p text:style-name="Standard">Per fax: <text:tab/>06421-690699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8T12:26:48</meta:creation-date>
    <dc:date>2011-09-28T15:41:32</dc:date>
    <meta:editing-duration>PT37M3S</meta:editing-duration>
    <meta:editing-cycles>5</meta:editing-cycles>
    <meta:generator>LibreOffice/3.3$Unix LibreOffice_project/330m19$Build-301</meta:generator>
    <meta:document-statistic meta:table-count="0" meta:image-count="0" meta:object-count="0" meta:page-count="1" meta:paragraph-count="14" meta:word-count="110" meta:character-count="913"/>
  </office:meta>
</office:document-meta>
</file>